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imes New Roman" fo:font-size="10pt" fo:language="en" fo:country="US" fo:font-weight="bold" officeooo:rsid="00161f8f" officeooo:paragraph-rsid="00161f8f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imes New Roman" fo:font-size="10pt" fo:language="en" fo:country="US" fo:font-weight="bold" officeooo:rsid="00161f8f" officeooo:paragraph-rsid="00169843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4" style:family="paragraph" style:parent-style-name="Standard">
      <style:paragraph-properties fo:margin-left="0in" fo:margin-right="0.25in" fo:text-indent="0in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167071"/>
    </style:style>
    <style:style style:name="P8" style:family="paragraph" style:parent-style-name="InfoBlue">
      <style:text-properties fo:color="#0000ff" style:font-name="Times" fo:font-size="10pt" fo:language="en" fo:country="US" fo:font-style="italic" officeooo:rsid="00167071" officeooo:paragraph-rsid="00167071" style:font-name-asian="Times New Roman" style:font-size-asian="10pt" style:font-style-asian="italic" style:font-name-complex="Times" style:font-size-complex="10pt" style:language-complex="ar" style:country-complex="SA"/>
    </style:style>
    <style:style style:name="P9" style:family="paragraph" style:parent-style-name="InfoBlue">
      <style:text-properties fo:color="#0000ff" style:font-name="Times" fo:font-size="10pt" fo:language="en" fo:country="US" fo:font-style="italic" officeooo:rsid="00167c63" officeooo:paragraph-rsid="00167c63" style:font-name-asian="Times New Roman" style:font-size-asian="10pt" style:font-style-asian="italic" style:font-name-complex="Times" style:font-size-complex="10pt" style:language-complex="ar" style:country-complex="SA"/>
    </style:style>
    <style:style style:name="P10" style:family="paragraph" style:parent-style-name="Text_20_body">
      <style:text-properties officeooo:rsid="00161f8f" officeooo:paragraph-rsid="00161f8f"/>
    </style:style>
    <style:style style:name="P11" style:family="paragraph" style:parent-style-name="Text_20_body">
      <style:text-properties officeooo:rsid="00161f8f" officeooo:paragraph-rsid="00169843"/>
    </style:style>
    <style:style style:name="P12" style:family="paragraph" style:parent-style-name="Text_20_body">
      <style:text-properties fo:color="#0000ff" style:font-name="Times" fo:font-size="10pt" fo:language="en" fo:country="US" fo:font-style="italic" officeooo:rsid="00167071" officeooo:paragraph-rsid="00167071" style:font-name-asian="Times New Roman" style:font-size-asian="10pt" style:font-style-asian="italic" style:font-name-complex="Times" style:font-size-complex="10pt" style:language-complex="ar" style:country-complex="SA"/>
    </style:style>
    <style:style style:name="P13" style:family="paragraph" style:parent-style-name="Text_20_body">
      <style:text-properties officeooo:rsid="00167071" officeooo:paragraph-rsid="00167071"/>
    </style:style>
    <style:style style:name="P14" style:family="paragraph" style:parent-style-name="Text_20_body">
      <style:text-properties fo:color="#000000" style:font-name="Times" fo:font-size="10pt" fo:language="en" fo:country="US" fo:font-style="normal" officeooo:rsid="00167c63" officeooo:paragraph-rsid="00167c63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5" style:family="paragraph" style:parent-style-name="Text_20_body">
      <style:text-properties officeooo:rsid="00167c63" officeooo:paragraph-rsid="00167c63"/>
    </style:style>
    <style:style style:name="P16" style:family="paragraph" style:parent-style-name="Text_20_body">
      <style:text-properties officeooo:paragraph-rsid="00167c63"/>
    </style:style>
    <style:style style:name="P17" style:family="paragraph" style:parent-style-name="Text_20_body">
      <style:text-properties officeooo:rsid="00169843" officeooo:paragraph-rsid="00169843"/>
    </style:style>
    <style:style style:name="P18" style:family="paragraph" style:parent-style-name="Text_20_body">
      <style:text-properties officeooo:rsid="00185faf" officeooo:paragraph-rsid="00185faf"/>
    </style:style>
    <style:style style:name="P19" style:family="paragraph" style:parent-style-name="Text_20_body">
      <style:text-properties officeooo:paragraph-rsid="00185fa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 style:master-page-name="Convert_20_1">
      <style:paragraph-properties style:page-number="auto"/>
    </style:style>
    <style:style style:name="P2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auto"/>
      <style:text-properties officeooo:paragraph-rsid="00169843"/>
    </style:style>
    <style:style style:name="T1" style:family="text">
      <style:text-properties style:use-window-font-color="true" style:font-name="Times New Roman" fo:font-size="10pt" fo:language="en" fo:country="US" officeooo:rsid="00161f8f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US" officeooo:rsid="00167071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en" fo:country="US" officeooo:rsid="00167c63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font-size="10pt" fo:language="en" fo:country="US" officeooo:rsid="00185faf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0pt" fo:language="en" fo:country="US" fo:font-weight="bold" officeooo:rsid="00161f8f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8pt" fo:language="en" fo:country="US" fo:font-weight="bold" officeooo:rsid="001a1f3a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officeooo:rsid="00167071"/>
    </style:style>
    <style:style style:name="T9" style:family="text">
      <style:text-properties fo:color="#000000" fo:font-style="normal" officeooo:rsid="00167c63" style:font-style-asian="normal" style:font-style-complex="normal"/>
    </style:style>
    <style:style style:name="T10" style:family="text">
      <style:text-properties fo:color="#000000" style:font-name="Times" fo:font-size="10pt" fo:language="en" fo:country="US" fo:font-style="normal" officeooo:rsid="0016707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T11" style:family="text">
      <style:text-properties fo:color="#0000ff" style:font-name="Times" fo:font-size="10pt" fo:language="en" fo:country="US" fo:font-style="italic" officeooo:rsid="00167071" style:font-name-asian="Times New Roman" style:font-size-asian="10pt" style:font-style-asian="italic" style:font-name-complex="Times" style:font-size-complex="10pt" style:language-complex="ar" style:country-complex="SA" style:font-style-complex="normal"/>
    </style:style>
    <style:style style:name="T12" style:family="text">
      <style:text-properties officeooo:rsid="00167c63"/>
    </style:style>
    <style:style style:name="T13" style:family="text">
      <style:text-properties officeooo:rsid="00167c63" style:font-style-complex="normal"/>
    </style:style>
    <style:style style:name="T14" style:family="text">
      <style:text-properties officeooo:rsid="00169843"/>
    </style:style>
    <style:style style:name="T15" style:family="text">
      <style:text-properties officeooo:rsid="00185faf"/>
    </style:style>
    <style:style style:name="T16" style:family="text">
      <style:text-properties officeooo:rsid="001924fb"/>
    </style:style>
    <style:style style:name="T17" style:family="text">
      <style:text-properties officeooo:rsid="001a1f3a"/>
    </style:style>
    <style:style style:name="T1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<text:tab/><text:tab/><text:tab/><text:tab/><text:tab/></text:span><text:span text:style-name="T6">TBS</text:span></text:p>
      <text:p text:style-name="Heading">System-Wide Requirements Specification</text:p>
      <text:p text:style-name="Body_20_Text_20_3"/>
      <text:h text:style-name="Heading_20_1" text:outline-level="1">Introduction</text:h>
      <text:h text:style-name="Heading_20_1" text:outline-level="1">System-Wide Functional Requirements</text:h>
      <text:p text:style-name="Text_20_body"/>
      <text:p text:style-name="P11">1. Users an<text:span text:style-name="T16">d</text:span> me<text:span text:style-name="T16">n</text:span>ager<text:span text:style-name="T17">s</text:span> should be able to register and log in the system with password.<text:span text:style-name="T14">(Implemented in demo)</text:span></text:p>
      <text:p text:style-name="P10">2. Manager should be able to create delete update shows.<text:span text:style-name="T14">(Implemented in demo)</text:span></text:p>
      <text:p text:style-name="P11">3.<text:span text:style-name="T14">Customers should be able to make reservations.(Implemented in demo)</text:span></text:p>
      <text:p text:style-name="P17">4.Manager should be able to get reports via mail system.(Implemented in demo)</text:p>
      <text:p text:style-name="P17">5.<text:span text:style-name="T15">When show is canceled customers needs to get information.</text:span></text:p>
      <text:p text:style-name="P18">6.Customer should be able to cancel their tickets.</text:p>
      <text:p text:style-name="P18">7.Manager Should be able to confirm reservations.</text:p>
      <text:p text:style-name="P19"><text:span text:style-name="T15">8.If ticket canceled then customer should get full </text:span><text:span text:style-name="T4">money back</text:span><text:span text:style-name="T15">.</text:span></text:p>
      <text:p text:style-name="P18"/>
      <text:h text:style-name="Heading_20_1" text:outline-level="1">System Qualities</text:h>
      <text:p text:style-name="Standard"/>
      <text:h text:style-name="Heading_20_2" text:outline-level="2">Usability</text:h>
      <text:p text:style-name="InfoBlue"><text:tab/></text:p>
      <text:p text:style-name="P15">This application can be used any mobile phone with internet connection.</text:p>
      <text:h text:style-name="Heading_20_2" text:outline-level="2">Reliability</text:h>
      <text:p text:style-name="InfoBlue"><text:tab/></text:p>
      <text:p text:style-name="P15">Database and application is strongly stable and extendable.</text:p>
      <text:h text:style-name="Heading_20_2" text:outline-level="2">Performance</text:h>
      <text:p text:style-name="InfoBlue"><text:tab/><text:tab/></text:p>
      <text:p text:style-name="P16"><text:span text:style-name="T12">Application runs very smoothly with a stable internet </text:span><text:span text:style-name="T3">connection.</text:span><text:span text:style-name="T12"> Also user interface responds time is lower than 1 second.</text:span></text:p>
      <text:h text:style-name="Heading_20_2" text:outline-level="2">Supportability</text:h>
      <text:p text:style-name="InfoBlue"><text:tab/></text:p>
      <text:p text:style-name="P15">This application is supported by approximately %93 of android devices according to Google services.</text:p>
      <text:p text:style-name="Text_20_body"/>
      <text:h text:style-name="P20" text:outline-level="1">System Interfaces</text:h>
      <text:h text:style-name="Heading_20_2" text:outline-level="2">User Interfaces</text:h>
      <text:p text:style-name="P9"><text:tab/></text:p>
      <text:p text:style-name="P14">User interfaces is very simple and understandable by any one.</text:p>
      <text:h text:style-name="Heading_20_3" text:outline-level="3">Look &amp; Feel </text:h>
      <text:p text:style-name="InfoBlue"><text:tab/></text:p>
      <text:p text:style-name="Text_20_body"><text:tab/><text:span text:style-name="T12">Application is very easy to use and smooth.</text:span></text:p>
      <text:h text:style-name="Heading_20_3" text:outline-level="3">Layout and Navigation Requirements</text:h>
      <text:p text:style-name="Standard"><text:span text:style-name="InfoBlue_20_Char"/></text:p>
      <text:p text:style-name="Standard"><text:span text:style-name="InfoBlue_20_Char"><text:tab/></text:span><text:span text:style-name="InfoBlue_20_Char"><text:span text:style-name="T9">Once you registered and log in it is very easy to find what you want with in the application.</text:span></text:span></text:p>
      <text:p text:style-name="Standard"><text:span text:style-name="InfoBlue_20_Char"><text:span text:style-name="T13"/></text:span></text:p>
      <text:h text:style-name="Heading_20_3" text:outline-level="3">User Personalization &amp; Customization Requirements</text:h>
      <text:p text:style-name="InfoBlue"/>
      <text:p text:style-name="P15">Application is serving different services to different user types.</text:p>
      <text:h text:style-name="Heading_20_2" text:outline-level="2">Interfaces to External Systems or Devices</text:h>
      <text:p text:style-name="InfoBlue"><text:tab/></text:p>
      <text:p text:style-name="P15">This application is a Android mobile application so it need basis mobile software needs.</text:p>
      <text:h text:style-name="Heading_20_3" text:outline-level="3" text:is-list-header="true"/>
      <text:h text:style-name="Heading_20_3" text:outline-level="3">Hardware Interfaces</text:h>
      <text:p text:style-name="InfoBlue"><text:tab/><text:span text:style-name="T9">This application need a mobile phone to run on.</text:span></text:p>
      <text:h text:style-name="Heading_20_3" text:outline-level="3">Communications Interfaces</text:h>
      <text:p text:style-name="InfoBlue"><text:tab/><text:span text:style-name="T9">It need Internet connection to reach database.</text:span></text:p>
      <text:h text:style-name="P21" text:outline-level="1">Business Rules</text:h>
      <text:p text:style-name="P8"><text:tab/><text:tab/></text:p>
      <text:p text:style-name="P12"><text:tab/><text:span text:style-name="T9">In this project Book managers cant make reservation and customers cant create show or edit and also customers cant reach the raptors.</text:span></text:p>
      <text:h text:style-name="Heading_20_2" text:outline-level="2" text:is-list-header="true"/>
      <text:h text:style-name="Heading_20_1" text:outline-level="1">System Constraints</text:h>
      <text:p text:style-name="InfoBlue"><text:tab/></text:p>
      <text:p text:style-name="P13">In this project Java programming language is used and for the database purposes Firebase Firestore service is used. Also it has been implemented with Android Studio with Ubuntu 20. LTS.</text:p>
      <text:h text:style-name="Heading_20_1" text:outline-level="1">System Compliance</text:h>
      <text:h text:style-name="Heading_20_2" text:outline-level="2">Licensing Requirements</text:h>
      <text:p text:style-name="InfoBlue"><text:tab/><text:tab/></text:p>
      <text:p text:style-name="Text_20_body"><text:tab/><text:span text:style-name="T8">In this project there is no license requirement is needed.</text:span></text:p>
      <text:h text:style-name="Heading_20_2" text:outline-level="2">Legal, Copyright, and Other Notices</text:h>
      <text:p text:style-name="Standard"/>
      <text:p text:style-name="InfoBlue"><text:span text:style-name="T11"><text:tab/><text:tab/></text:span><text:span text:style-name="T10">This project is open source and free to share. But it can not be used for commercial purposes.</text:span></text:p>
      <text:p text:style-name="P12"/>
      <text:h text:style-name="Heading_20_2" text:outline-level="2">Applicable Standards</text:h>
      <text:p text:style-name="Standard"/>
      <text:p text:style-name="P7"><text:span text:style-name="T8"><text:tab/><text:tab/>In this project camel notification and </text:span><text:span text:style-name="T2">OOP</text:span><text:span text:style-name="T8"> Standards has been applied.</text:span></text:p>
      <text:p text:style-name="P8"><text:bookmark-start text:name="_PictureBullets"/>W<text:bookmark-end text:name="_PictureBullet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479in" fo:margin-left="-0.0799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1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imes New Roman" fo:font-size="10pt" fo:language="en" fo:country="US" fo:font-weight="bold" officeooo:rsid="00161f8f" officeooo:paragraph-rsid="00161f8f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imes New Roman" fo:font-size="10pt" fo:language="en" fo:country="US" fo:font-weight="bold" officeooo:rsid="00161f8f" officeooo:paragraph-rsid="00169843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Times New Roman" fo:font-size="10pt" fo:language="en" fo:country="US" officeooo:rsid="00161f8f" style:font-name-asian="Times New Roman" style:font-size-asian="10pt" style:font-name-complex="Times New Roman" style:font-size-complex="10pt" style:language-complex="ar" style:country-complex="SA"/>
    </style:style>
    <style:style style:name="MT2" style:family="text">
      <style:text-properties style:font-name="Symbol" style:font-name-asian="Symbol" style:font-name-complex="Symbol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icket Booking System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Standard"><text:title>Supporting Requirements</text:title><text:s/>Specification</text:p>
            </table:table-cell>
            <table:table-cell table:style-name="Table2.B1" office:value-type="string">
              <text:p text:style-name="Standard"><text:s text:c="2"/>Date: <text:s/><text:span text:style-name="MT1">11</text:span>/<text:span text:style-name="MT1">2</text:span>/<text:span text:style-name="MT1">22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3">Confidential</text:p>
            </table:table-cell>
            <table:table-cell table:style-name="Table1.A1" office:value-type="string">
              <text:p text:style-name="MP4"><text:span text:style-name="MT2"></text:span><text:user-defined style:data-style-name="N0" text:name="Company"/>, <text:date style:data-style-name="N121" text:date-value="2022-02-15T18:52:56.640869211">2022</text:date></text:p>
            </table:table-cell>
            <table:table-cell table:style-name="Table1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Ticket Booking</text:p>
            </table:table-cell>
            <table:table-cell table:style-name="Table4.B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Standard"><text:title>Supporting Requirements</text:title><text:s/>Specification</text:p>
            </table:table-cell>
            <table:table-cell table:style-name="Table4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3">Confidential</text:p>
            </table:table-cell>
            <table:table-cell table:style-name="Table3.A1" office:value-type="string">
              <text:p text:style-name="MP4"><text:span text:style-name="MT2"></text:span><text:user-defined style:data-style-name="N0" text:name="Company"/>, <text:date style:data-style-name="N121" text:date-value="2022-02-15T18:52:56.641928474">2022</text:date></text:p>
            </table:table-cell>
            <table:table-cell table:style-name="Table3.A1" office:value-type="string">
              <text:p text:style-name="MP5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upporting Requirements</dc:title>
    <dc:subject>&lt;Project Name&gt;</dc:subject>
    <meta:keyword/>
    <dc:description/>
    <meta:creation-date>2022-02-11T10:51:09.178967817</meta:creation-date>
    <dc:date>2022-02-11T14:40:38.740132523</dc:date>
    <meta:print-date>2001-03-15T14:26:00</meta:print-date>
    <meta:editing-cycles>5</meta:editing-cycles>
    <meta:editing-duration>PT17M59S</meta:editing-duration>
    <meta:generator>LibreOffice/6.4.7.2$Linux_X86_64 LibreOffice_project/40$Build-2</meta:generator>
    <meta:document-statistic meta:table-count="4" meta:image-count="0" meta:object-count="0" meta:page-count="3" meta:paragraph-count="72" meta:word-count="408" meta:character-count="2664" meta:non-whitespace-character-count="2302"/>
  </office:meta>
</office:document-meta>
</file>